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566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651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2.778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8.731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3.784cm"/>
    </style:style>
    <style:style style:name="co15" style:family="table-column">
      <style:table-column-properties fo:break-before="auto" style:column-width="7.329cm"/>
    </style:style>
    <style:style style:name="co16" style:family="table-column">
      <style:table-column-properties fo:break-before="auto" style:column-width="7.805cm"/>
    </style:style>
    <style:style style:name="co17" style:family="table-column">
      <style:table-column-properties fo:break-before="auto" style:column-width="7.461cm"/>
    </style:style>
    <style:style style:name="co18" style:family="table-column">
      <style:table-column-properties fo:break-before="auto" style:column-width="7.038cm"/>
    </style:style>
    <style:style style:name="co19" style:family="table-column">
      <style:table-column-properties fo:break-before="auto" style:column-width="5.318cm"/>
    </style:style>
    <style:style style:name="co20" style:family="table-column">
      <style:table-column-properties fo:break-before="auto" style:column-width="6.879cm"/>
    </style:style>
    <style:style style:name="co21" style:family="table-column">
      <style:table-column-properties fo:break-before="auto" style:column-width="6.694cm"/>
    </style:style>
    <style:style style:name="co22" style:family="table-column">
      <style:table-column-properties fo:break-before="auto" style:column-width="3.307cm"/>
    </style:style>
    <style:style style:name="co23" style:family="table-column">
      <style:table-column-properties fo:break-before="auto" style:column-width="6.61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poo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1007" table:default-cell-style-name="ce1"/>
        <table:table-row table:style-name="ro1">
          <table:table-cell office:value-type="string">
            <text:p>CONTINENT</text:p>
          </table:table-cell>
          <table:table-cell office:value-type="string">
            <text:p>POOL</text:p>
          </table:table-cell>
          <table:table-cell office:value-type="string">
            <text:p>COUNTRY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ntp.derekgordon.com</text:p>
          </table:table-cell>
          <table:table-cell office:value-type="string">
            <text:p>Derek Gordon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pool.ntp.org</text:p>
          </table:table-cell>
          <table:table-cell office:value-type="string">
            <text:p>General</text:p>
          </table:table-cell>
          <table:table-cell table:number-columns-repeated="1021"/>
        </table:table-row>
        <table:table-row table:style-name="ro1">
          <table:table-cell office:value-type="string">
            <text:p>Afica</text:p>
          </table:table-cell>
          <table:table-cell office:value-type="string">
            <text:p>ao.pool.ntp.org</text:p>
          </table:table-cell>
          <table:table-cell office:value-type="string">
            <text:p>Angola</text:p>
          </table:table-cell>
          <table:table-cell table:number-columns-repeated="1021"/>
        </table:table-row>
        <table:table-row table:style-name="ro1">
          <table:table-cell office:value-type="string">
            <text:p>Afica</text:p>
          </table:table-cell>
          <table:table-cell office:value-type="string">
            <text:p>mg.pool.ntp.org</text:p>
          </table:table-cell>
          <table:table-cell office:value-type="string">
            <text:p>Madagascar</text:p>
          </table:table-cell>
          <table:table-cell table:number-columns-repeated="1021"/>
        </table:table-row>
        <table:table-row table:style-name="ro1">
          <table:table-cell office:value-type="string">
            <text:p>Afica</text:p>
          </table:table-cell>
          <table:table-cell office:value-type="string">
            <text:p>za.pool.ntp.org</text:p>
          </table:table-cell>
          <table:table-cell office:value-type="string">
            <text:p>South Africa</text:p>
          </table:table-cell>
          <table:table-cell table:number-columns-repeated="1021"/>
        </table:table-row>
        <table:table-row table:style-name="ro1">
          <table:table-cell office:value-type="string">
            <text:p>Afica</text:p>
          </table:table-cell>
          <table:table-cell office:value-type="string">
            <text:p>tz.pool.ntp.org</text:p>
          </table:table-cell>
          <table:table-cell office:value-type="string">
            <text:p>Tanzania</text:p>
          </table:table-cell>
          <table:table-cell table:number-columns-repeated="1021"/>
        </table:table-row>
        <table:table-row table:style-name="ro1">
          <table:table-cell office:value-type="string">
            <text:p>Afica</text:p>
          </table:table-cell>
          <table:table-cell office:value-type="string">
            <text:p>ug.pool.ntp.org</text:p>
          </table:table-cell>
          <table:table-cell office:value-type="string">
            <text:p>Ugand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bd.pool.ntp.org</text:p>
          </table:table-cell>
          <table:table-cell office:value-type="string">
            <text:p>Bangladesh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h.pool.ntp.org</text:p>
          </table:table-cell>
          <table:table-cell office:value-type="string">
            <text:p>Cambod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cn.pool.ntp.org</text:p>
          </table:table-cell>
          <table:table-cell office:value-type="string">
            <text:p>Chin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hk.pool.ntp.org</text:p>
          </table:table-cell>
          <table:table-cell office:value-type="string">
            <text:p>Hong Kong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n.pool.ntp.org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d.pool.ntp.org</text:p>
          </table:table-cell>
          <table:table-cell office:value-type="string">
            <text:p>Indones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r.pool.ntp.org</text:p>
          </table:table-cell>
          <table:table-cell office:value-type="string">
            <text:p>Ir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q.pool.ntp.org</text:p>
          </table:table-cell>
          <table:table-cell office:value-type="string">
            <text:p>Iraq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l.pool.ntp.org</text:p>
          </table:table-cell>
          <table:table-cell office:value-type="string">
            <text:p>Israel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jp.pool.ntp.org</text:p>
          </table:table-cell>
          <table:table-cell office:value-type="string">
            <text:p>Jap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z.pool.ntp.org</text:p>
          </table:table-cell>
          <table:table-cell office:value-type="string">
            <text:p>Kazakh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r.pool.ntp.org</text:p>
          </table:table-cell>
          <table:table-cell office:value-type="string">
            <text:p>Kore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g.pool.ntp.org</text:p>
          </table:table-cell>
          <table:table-cell office:value-type="string">
            <text:p>Kyrgyz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my.pool.ntp.org</text:p>
          </table:table-cell>
          <table:table-cell office:value-type="string">
            <text:p>Malays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om.pool.ntp.org</text:p>
          </table:table-cell>
          <table:table-cell office:value-type="string">
            <text:p>Om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pk.pool.ntp.org</text:p>
          </table:table-cell>
          <table:table-cell office:value-type="string">
            <text:p>Paki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ph.pool.ntp.org</text:p>
          </table:table-cell>
          <table:table-cell office:value-type="string">
            <text:p>Philippines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qa.pool.ntp.org</text:p>
          </table:table-cell>
          <table:table-cell office:value-type="string">
            <text:p>Qatar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sa.pool.ntp.org</text:p>
          </table:table-cell>
          <table:table-cell office:value-type="string">
            <text:p>Saudi Arab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sg.pool.ntp.org</text:p>
          </table:table-cell>
          <table:table-cell office:value-type="string">
            <text:p>Singapore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lk.pool.ntp.org</text:p>
          </table:table-cell>
          <table:table-cell office:value-type="string">
            <text:p>Sri Lank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tw.pool.ntp.org</text:p>
          </table:table-cell>
          <table:table-cell office:value-type="string">
            <text:p>Taiw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th.pool.ntp.org</text:p>
          </table:table-cell>
          <table:table-cell office:value-type="string">
            <text:p>Thailand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tr.pool.ntp.org</text:p>
          </table:table-cell>
          <table:table-cell office:value-type="string">
            <text:p>Turkey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ae.pool.ntp.org</text:p>
          </table:table-cell>
          <table:table-cell office:value-type="string">
            <text:p>United Arab Emirates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uz.pool.ntp.org</text:p>
          </table:table-cell>
          <table:table-cell office:value-type="string">
            <text:p>Uzbeki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vn.pool.ntp.org</text:p>
          </table:table-cell>
          <table:table-cell office:value-type="string">
            <text:p>Vietnam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am.pool.ntp.org</text:p>
          </table:table-cell>
          <table:table-cell office:value-type="string">
            <text:p>Arme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at.pool.ntp.org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y.pool.ntp.org</text:p>
          </table:table-cell>
          <table:table-cell office:value-type="string">
            <text:p>Belarus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e.pool.ntp.org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a.pool.ntp.org</text:p>
          </table:table-cell>
          <table:table-cell office:value-type="string">
            <text:p>Bosnia and Herzegovin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g.pool.ntp.org</text:p>
          </table:table-cell>
          <table:table-cell office:value-type="string">
            <text:p>Bulgar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hr.pool.ntp.org</text:p>
          </table:table-cell>
          <table:table-cell office:value-type="string">
            <text:p>Croat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cz.pool.ntp.org</text:p>
          </table:table-cell>
          <table:table-cell office:value-type="string">
            <text:p>Czech Replublic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dk.pool.ntp.org</text:p>
          </table:table-cell>
          <table:table-cell office:value-type="string">
            <text:p>Denmark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ee.pool.ntp.org</text:p>
          </table:table-cell>
          <table:table-cell office:value-type="string">
            <text:p>Esto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ie.pool.ntp.org</text:p>
          </table:table-cell>
          <table:table-cell office:value-type="string">
            <text:p>Federatio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fi.pool.ntp.org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fr.pool.ntp.org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de.pool.ntp.or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gr.pool.ntp.org</text:p>
          </table:table-cell>
          <table:table-cell office:value-type="string">
            <text:p>Greece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hu.pool.ntp.org</text:p>
          </table:table-cell>
          <table:table-cell office:value-type="string">
            <text:p>Hungar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it.pool.ntp.org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lv.pool.ntp.org</text:p>
          </table:table-cell>
          <table:table-cell office:value-type="string">
            <text:p>Latv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lt.pool.ntp.org</text:p>
          </table:table-cell>
          <table:table-cell office:value-type="string">
            <text:p>Lithua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lu.pool.ntp.org</text:p>
          </table:table-cell>
          <table:table-cell office:value-type="string">
            <text:p>Luxembourg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mk.pool.ntp.org</text:p>
          </table:table-cell>
          <table:table-cell office:value-type="string">
            <text:p>Macedo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md.pool.ntp.org</text:p>
          </table:table-cell>
          <table:table-cell office:value-type="string">
            <text:p>Moldov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nl.pool.ntp.org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no.pool.ntp.org</text:p>
          </table:table-cell>
          <table:table-cell office:value-type="string">
            <text:p>Norwa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pl.pool.ntp.org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pt.pool.ntp.org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rs.pool.ntp.org</text:p>
          </table:table-cell>
          <table:table-cell office:value-type="string">
            <text:p>Republic of Serb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ro.pool.ntp.org</text:p>
          </table:table-cell>
          <table:table-cell office:value-type="string">
            <text:p>Roma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ru.pool.ntp.org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sk.pool.ntp.org</text:p>
          </table:table-cell>
          <table:table-cell office:value-type="string">
            <text:p>Slovak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si.pool.ntp.org</text:p>
          </table:table-cell>
          <table:table-cell office:value-type="string">
            <text:p>Slove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es.pool.ntp.org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se.pool.ntp.org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ch.pool.ntp.org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ua.pool.ntp.org</text:p>
          </table:table-cell>
          <table:table-cell office:value-type="string">
            <text:p>Ukraine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uk.pool.ntp.org</text:p>
          </table:table-cell>
          <table:table-cell office:value-type="string">
            <text:p>United Kingdom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yu.pool.ntp.org</text:p>
          </table:table-cell>
          <table:table-cell office:value-type="string">
            <text:p>Yugoslavi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bs.pool.ntp.org</text:p>
          </table:table-cell>
          <table:table-cell office:value-type="string">
            <text:p>Bahamas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a.pool.ntp.org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r.pool.ntp.org</text:p>
          </table:table-cell>
          <table:table-cell office:value-type="string">
            <text:p>Costa Ric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sv.pool.ntp.org</text:p>
          </table:table-cell>
          <table:table-cell office:value-type="string">
            <text:p>El Salvador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gt.pool.ntp.org</text:p>
          </table:table-cell>
          <table:table-cell office:value-type="string">
            <text:p>Guatemal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mx.pool.ntp.org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pa.pool.ntp.org</text:p>
          </table:table-cell>
          <table:table-cell office:value-type="string">
            <text:p>Panam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us.pool.ntp.org</text:p>
          </table:table-cell>
          <table:table-cell office:value-type="string">
            <text:p>United States</text:p>
          </table:table-cell>
          <table:table-cell table:number-columns-repeated="1021"/>
        </table:table-row>
        <table:table-row table:style-name="ro1">
          <table:table-cell office:value-type="string">
            <text:p>Oceania</text:p>
          </table:table-cell>
          <table:table-cell office:value-type="string">
            <text:p>au.pool.ntp.org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1">
          <table:table-cell office:value-type="string">
            <text:p>Oceania</text:p>
          </table:table-cell>
          <table:table-cell office:value-type="string">
            <text:p>nc.pool.ntp.org</text:p>
          </table:table-cell>
          <table:table-cell office:value-type="string">
            <text:p>New Caledonia</text:p>
          </table:table-cell>
          <table:table-cell table:number-columns-repeated="1021"/>
        </table:table-row>
        <table:table-row table:style-name="ro1">
          <table:table-cell office:value-type="string">
            <text:p>Oceania</text:p>
          </table:table-cell>
          <table:table-cell office:value-type="string">
            <text:p>nz.pool.ntp.org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ar.pool.ntp.org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br.pool.ntp.org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cl.pool.ntp.org</text:p>
          </table:table-cell>
          <table:table-cell office:value-type="string">
            <text:p>Chile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ve.pool.ntp.org</text:p>
          </table:table-cell>
          <table:table-cell office:value-type="string">
            <text:p>Venezuela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1" table:number-columns-repeated="1010" table:default-cell-style-name="ce1"/>
        <table:table-row table:style-name="ro2">
          <table:table-cell office:value-type="string">
            <text:p>ITEMS</text:p>
          </table:table-cell>
          <table:table-cell office:value-type="string">
            <text:p>SECTION</text:p>
          </table:table-cell>
          <table:table-cell office:value-type="string">
            <text:p>TYPE</text:p>
          </table:table-cell>
          <table:table-cell office:value-type="string">
            <text:p>DISCRIPTION</text:p>
          </table:table-cell>
          <table:table-cell office:value-type="string">
            <text:p>Google</text:p>
          </table:table-cell>
          <table:table-cell office:value-type="string">
            <text:p>Google Alt</text:p>
          </table:table-cell>
          <table:table-cell office:value-type="string">
            <text:p>Google No SSL</text:p>
          </table:table-cell>
          <table:table-cell office:value-type="string">
            <text:p>Google Alt No SSL</text:p>
          </table:table-cell>
          <table:table-cell office:value-type="string">
            <text:p>ASUS Transformer Prime TF200</text:p>
          </table:table-cell>
          <table:table-cell office:value-type="string">
            <text:p>ASUS Transformer Prime TF300</text:p>
          </table:table-cell>
          <table:table-cell office:value-type="string">
            <text:p>ASUS Transformer TF100</text:p>
          </table:table-cell>
          <table:table-cell office:value-type="string">
            <text:p>Acer Iconia 500</text:p>
          </table:table-cell>
          <table:table-cell office:value-type="string">
            <text:p>Samsung Galaxy S3 V.1</text:p>
          </table:table-cell>
          <table:table-cell office:value-type="string">
            <text:p>Samsung Galaxy S3 V.2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DEFAULT_AGPS_ENABL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office:value-type="string">
            <text:p>“NOT GOING TO GO INTO DETAIL HERE. <text:s/>THESE <text:s/>NEED TO BE CALLED FIRST IN GPS DAEMON <text:s/>STARTUP. <text:s/>RELATES TO AGPS AND SUPL.”</text:p>
          </table:table-cell>
          <table:table-cell table:number-columns-repeated="10" office:value-type="string">
            <text:p>TRUE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DEFAULT_USER_PLAN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office:value-type="string">
            <text:p>“NOT GOING TO GO INTO DETAIL HERE. <text:s/>THESE <text:s/>NEED TO BE CALLED FIRST IN GPS DAEMON <text:s/>STARTUP. <text:s/>RELATES TO AGPS AND SUPL.”</text:p>
          </table:table-cell>
          <table:table-cell table:number-columns-repeated="10" office:value-type="string">
            <text:p>TRUE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DEFAULT_SSL_ENABL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office:value-type="string">
            <text:p>“NOT GOING TO GO INTO DETAIL HERE. <text:s/>THESE <text:s/>NEED TO BE CALLED FIRST IN GPS DAEMON <text:s/>STARTUP. <text:s/>RELATES TO AGPS AND SUPL.”</text:p>
          </table:table-cell>
          <table:table-cell table:number-columns-repeated="10" office:value-type="string">
            <text:p>FALSE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INTERMEDIATE_POS</text:p>
          </table:table-cell>
          <table:table-cell office:value-type="string">
            <text:p>thres</text:p>
          </table:table-cell>
          <table:table-cell office:value-type="string">
            <text:p>integer</text:p>
          </table:table-cell>
          <table:table-cell office:value-type="string">
            <text:p>“INTERMEDIATEPOS RELATES TO USING GPS DATA <text:s/>FROM SATS THAT ARE NOT FULLY LOCKED. THE ACCURACY VARIABLE IS A THRESHOLD MAX <text:s/>ON DEVIATIONS FROM THE ASSUMED LOCATION <text:s/>WHERE THE DEVICE WILL DISCARD DATA. <text:s/>THIS VARIABLE IS <text:s/>0 IN ALTERNATE BUILDS”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ACCURACY_THRES</text:p>
          </table:table-cell>
          <table:table-cell office:value-type="string">
            <text:p>thres</text:p>
          </table:table-cell>
          <table:table-cell office:value-type="string">
            <text:p>integer</text:p>
          </table:table-cell>
          <table:table-cell office:value-type="string">
            <text:p>“INTERMEDIATEPOS RELATES TO USING GPS DATA <text:s/>FROM SATS THAT ARE NOT FULLY LOCKED. THE ACCURACY VARIABLE IS A THRESHOLD MAX <text:s/>ON DEVIATIONS FROM THE ASSUMED LOCATION <text:s/>WHERE THE DEVICE WILL DISCARD DATA. <text:s/>THIS VARIABLE IS <text:s/>0 IN ALTERNATE BUILDS”</text:p>
          </table:table-cell>
          <table:table-cell table:number-columns-repeated="4" office:value-type="float" office:value="3000">
            <text:p>3000</text:p>
          </table:table-cell>
          <table:table-cell table:number-columns-repeated="3" office:value-type="float" office:value="3500">
            <text:p>3500</text:p>
          </table:table-cell>
          <table:table-cell table:number-columns-repeated="3" office:value-type="float" office:value="3000">
            <text:p>3000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QOS_ACCURACY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8" office:value-type="float" office:value="50">
            <text:p>50</text:p>
          </table:table-cell>
          <table:table-cell table:number-columns-repeated="3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QOS_TIME_OUT_AGPS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8" office:value-type="float" office:value="95">
            <text:p>95</text:p>
          </table:table-cell>
          <table:table-cell table:number-columns-repeated="3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QOS_TIME_OUT_STANDALONE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8" office:value-type="float" office:value="80">
            <text:p>80</text:p>
          </table:table-cell>
          <table:table-cell table:number-columns-repeated="3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QosHorizontalThreshold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8" office:value-type="float" office:value="1000">
            <text:p>1000</text:p>
          </table:table-cell>
          <table:table-cell table:number-columns-repeated="3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QosVerticalThreshold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8" office:value-type="float" office:value="500">
            <text:p>500</text:p>
          </table:table-cell>
          <table:table-cell table:number-columns-repeated="3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AssistMethod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AgpsUs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AgpsServer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AgpsServerIp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10" office:value-type="float" office:value="3232235555">
            <text:p>3232235555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AgpsMtConf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AgpsMtResponse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UPL_HOS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8" office:value-type="string">
            <text:p>supl.google.com</text:p>
          </table:table-cell>
          <table:table-cell office:value-type="string">
            <text:p>{null}</text:p>
          </table:table-cell>
          <table:table-cell office:value-type="string">
            <text:p>supl.google.com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UPL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8" office:value-type="float" office:value="7276">
            <text:p>7276</text:p>
          </table:table-cell>
          <table:table-cell office:value-type="string">
            <text:p>{null}</text:p>
          </table:table-cell>
          <table:table-cell office:value-type="float" office:value="7276">
            <text:p>7276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UPL_SECURE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2" office:value-type="float" office:value="7275">
            <text:p>7275</text:p>
          </table:table-cell>
          <table:table-cell table:number-columns-repeated="9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UPL_NO_SECURE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8" office:value-type="float" office:value="3425">
            <text:p>3425</text:p>
          </table:table-cell>
          <table:table-cell office:value-type="string">
            <text:p>{null}</text:p>
          </table:table-cell>
          <table:table-cell office:value-type="float" office:value="3425">
            <text:p>3425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UPL_TLS_HOS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2" office:value-type="string">
            <text:p>FQDN</text:p>
          </table:table-cell>
          <table:table-cell table:number-columns-repeated="9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UPL_TLS_CER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2" office:value-type="string">
            <text:p>/etc/SuplRootCert</text:p>
          </table:table-cell>
          <table:table-cell table:number-columns-repeated="9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REPORT_POSITION_USE_SUPL_REFLOC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{null}</text:p>
          </table:table-cell>
          <table:table-cell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CURRENT_CARRIER</text:p>
          </table:table-cell>
          <table:table-cell office:value-type="string">
            <text:p>carrier</text:p>
          </table:table-cell>
          <table:table-cell office:value-type="string">
            <text:p>text</text:p>
          </table:table-cell>
          <table:table-cell office:value-type="string">
            <text:p>“Carrier tags used univesrally in GPS configs”</text:p>
          </table:table-cell>
          <table:table-cell table:number-columns-repeated="8" office:value-type="string">
            <text:p>common</text:p>
          </table:table-cell>
          <table:table-cell table:number-columns-repeated="3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PHONE_TYPE</text:p>
          </table:table-cell>
          <table:table-cell office:value-type="string">
            <text:p>carrier</text:p>
          </table:table-cell>
          <table:table-cell office:value-type="string">
            <text:p>text</text:p>
          </table:table-cell>
          <table:table-cell office:value-type="string">
            <text:p>“Carrier tags used univesrally in GPS configs”</text:p>
          </table:table-cell>
          <table:table-cell table:number-columns-repeated="8" office:value-type="string">
            <text:p>UMTS</text:p>
          </table:table-cell>
          <table:table-cell table:number-columns-repeated="3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DEBUG_LEVEL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UPL_VER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string">
            <text:p>0x10000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ERR_ESTIMATE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CAPABILITIES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string">
            <text:p>0x16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GYRO_BIAS_RANDOM_WALK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float" office:value="0.00001">
            <text:p>0,00001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ENSOR_ACCEL_BATCHES_PER_SEC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ENSOR_ACCEL_SAMPLES_PER_BATCH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ENSOR_GYRO_BATCHES_PER_SEC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ENSOR_GYRO_SAMPLES_PER_BATCH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ENSOR_ACCEL_BATCHES_PER_SEC_HIGH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ENSOR_ACCEL_SAMPLES_PER_BATCH_HIGH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ENSOR_GYRO_BATCHES_PER_SEC_HIGH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ENSOR_GYRO_SAMPLES_PER_BATCH_HIGH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ENSOR_CONTROL_MODE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ENSOR_USAGE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SENSOR_PROVIDER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QUIPC_ENABLED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ENABLE_WIPER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{null}</text:p>
          </table:table-cell>
          <table:table-cell table:number-columns-repeated="1009"/>
        </table:table-row>
        <table:table-row table:style-name="ro2">
          <table:table-cell office:value-type="string">
            <text:p>LPP_PROFILE</text:p>
          </table:table-cell>
          <table:table-cell office:value-type="string">
            <text:p>s3</text:p>
          </table:table-cell>
          <table:table-cell office:value-type="string">
            <text:p>integer</text:p>
          </table:table-cell>
          <table:table-cell office:value-type="string">
            <text:p>“Specific Samsung Galaxy S3 items”</text:p>
          </table:table-cell>
          <table:table-cell table:number-columns-repeated="8" office:value-type="string">
            <text:p>{null}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{null}</text:p>
          </table:table-cell>
          <table:table-cell table:number-columns-repeated="100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ps_xtra" table:style-name="ta1">
        <table:table-column table:style-name="co22" table:default-cell-style-name="ce1"/>
        <table:table-column table:style-name="co13" table:default-cell-style-name="ce1"/>
        <table:table-column table:style-name="co15" table:number-columns-repeated="3" table:default-cell-style-name="ce1"/>
        <table:table-column table:style-name="co23" table:default-cell-style-name="ce1"/>
        <table:table-column table:style-name="co11" table:number-columns-repeated="1018" table:default-cell-style-name="ce1"/>
        <table:table-row table:style-name="ro1">
          <table:table-cell office:value-type="string">
            <text:p>ITEM</text:p>
          </table:table-cell>
          <table:table-cell office:value-type="string">
            <text:p>DISCRIPTION</text:p>
          </table:table-cell>
          <table:table-cell office:value-type="string">
            <text:p>DEREK</text:p>
          </table:table-cell>
          <table:table-cell office:value-type="string">
            <text:p>GOOGLE</text:p>
          </table:table-cell>
          <table:table-cell office:value-type="string">
            <text:p>OTHER</text:p>
          </table:table-cell>
          <table:table-cell office:value-type="string">
            <text:p>ASUS Transformer Series</text:p>
          </table:table-cell>
          <table:table-cell table:number-columns-repeated="1018"/>
        </table:table-row>
        <table:table-row table:style-name="ro1">
          <table:table-cell office:value-type="string">
            <text:p>XTRA_SERVER_3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xtra2.gpsonextra.net/xtra.bin</text:p>
          </table:table-cell>
          <table:table-cell office:value-type="string">
            <text:p>http://xtra4.gpsonextra.net/xtra.bin</text:p>
          </table:table-cell>
          <table:table-cell table:number-columns-repeated="2" office:value-type="string">
            <text:p>{null}</text:p>
          </table:table-cell>
          <table:table-cell table:number-columns-repeated="1018"/>
        </table:table-row>
        <table:table-row table:style-name="ro1">
          <table:table-cell office:value-type="string">
            <text:p>XTRA_SERVER_2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xtra3.gpsonextra.net/xtra.bin</text:p>
          </table:table-cell>
          <table:table-cell office:value-type="string">
            <text:p>http://xtra2.gpsonextra.net/xtra.bin</text:p>
          </table:table-cell>
          <table:table-cell table:number-columns-repeated="2" office:value-type="string">
            <text:p>{null}</text:p>
          </table:table-cell>
          <table:table-cell table:number-columns-repeated="1018"/>
        </table:table-row>
        <table:table-row table:style-name="ro1">
          <table:table-cell office:value-type="string">
            <text:p>XTRA_SERVER_1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derekgordon.com/gps-files/bin/xtra.bin</text:p>
          </table:table-cell>
          <table:table-cell office:value-type="string">
            <text:p>http://xtra3.gpsonextra.net/xtra.bin</text:p>
          </table:table-cell>
          <table:table-cell table:number-columns-repeated="2" office:value-type="string">
            <text:p>{null}</text:p>
          </table:table-cell>
          <table:table-cell table:number-columns-repeated="1018"/>
        </table:table-row>
        <table:table-row table:style-name="ro1">
          <table:table-cell office:value-type="string">
            <text:p>AGPS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derekgordon.com/gps-files/bin/xtra.bin</text:p>
          </table:table-cell>
          <table:table-cell office:value-type="string">
            <text:p>http://xtra3.gpsonextra.net/xtra.bin</text:p>
          </table:table-cell>
          <table:table-cell table:number-columns-repeated="2" office:value-type="string">
            <text:p>{null}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ools.A1:pools.C87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510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5107P0"/>
    </number:currency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5106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0-00-0000</text:date>, <text:time style:data-style-name="N2" text:time-value="0000-00-00T20:45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Berco Bosker</meta:initial-creator>
    <dc:creator>Berco Bosker</dc:creator>
    <meta:creation-date>2013-01-03T12:39:35Z</meta:creation-date>
    <dc:date>2013-02-08T23:48:53</dc:date>
    <meta:editing-cycles>7</meta:editing-cycles>
    <meta:editing-duration>PT31M4S</meta:editing-duration>
    <meta:document-statistic meta:table-count="3" meta:cell-count="966" meta:object-count="0"/>
  </office:meta>
</office:document-meta>
</file>